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estJson.setTest2( String test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Json2.getTest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Json2.setTest1( String test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Json.getTest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Json2.getTest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ssue2358.test_for_issu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TestJson.setTest1( String test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Json2.setTest2( String test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Json.getTest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